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loext:opacity="100%" fo:font-size="24pt" officeooo:rsid="000031a4" officeooo:paragraph-rsid="000031a4" style:font-size-asian="24pt" style:font-size-complex="24pt"/>
    </style:style>
    <style:style style:name="P2" style:family="paragraph" style:parent-style-name="Standard">
      <style:text-properties fo:color="#2a6099" loext:opacity="100%" fo:font-size="16pt" officeooo:rsid="000031a4" officeooo:paragraph-rsid="000031a4" style:font-size-asian="14pt" style:font-size-complex="16pt"/>
    </style:style>
    <style:style style:name="P3" style:family="paragraph" style:parent-style-name="Standard">
      <style:text-properties fo:color="#2a6099" loext:opacity="100%" fo:font-size="16pt" officeooo:rsid="000164bd" officeooo:paragraph-rsid="000164bd"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0"/>Planning prévisionnel projet JAVA </text:p>
      <text:p text:style-name="P2">Loan, Julien, Jules </text:p>
      <text:p text:style-name="P2"/>
      <text:p text:style-name="P2">Fin mars : avoir réussi a créer une classe avec des aliment ainsi qu’une recette capable de savoir ci un aliment du frigo est contenu dedans</text:p>
      <text:p text:style-name="P2"/>
      <text:p text:style-name="P2">gestion de la classe aliment par une personne et gestion de la classe aliment par une personne et de même pour la classe main et recette </text:p>
      <text:p text:style-name="P2"/>
      <text:p text:style-name="P2">Fin avril : etre capable d’avoir quelques recette sachant détecter la présence ou non d’un certain aliment. </text:p>
      <text:p text:style-name="P2"/>
      <text:p text:style-name="P2">Gestion des différentes recette par une personne, gestion classe aliment et main par une autre, et gestion de la classe recette par la dernière </text:p>
      <text:p text:style-name="P2"/>
      <text:p text:style-name="P2">Enfin, le projet final serait d’avoir un certain nombre d’aliment sélectionnable ainsi qu’un certain nombre de recette. Il serai impossible pour l’utilisateur de choisir deux aliments ne figurant pas dans une même recette </text:p>
      <text:p text:style-name="P2"/>
      <text:p text:style-name="P3">Même gestion que lors de la seconde péri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19:07:00.159807500</meta:creation-date>
    <dc:date>2026-03-19T19:19:38.828872600</dc:date>
    <meta:editing-duration>PT1M20S</meta:editing-duration>
    <meta:editing-cycles>1</meta:editing-cycles>
    <meta:document-statistic meta:table-count="0" meta:image-count="0" meta:object-count="0" meta:page-count="1" meta:paragraph-count="8" meta:word-count="141" meta:character-count="858" meta:non-whitespace-character-count="709"/>
    <meta:generator>LibreOffice/25.8.3.2$Windows_X86_64 LibreOffice_project/8ca8d55c161d602844f5428fa4b58097424e324e</meta:generator>
  </office:meta>
</office:document-meta>
</file>